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9A00000064993DA66C.png" manifest:media-type="image/png"/>
  <manifest:file-entry manifest:full-path="Pictures/10000201000000C2000000325965A0C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style:font-name="Droid Sans" fo:font-size="8pt" style:font-size-asian="8pt" style:font-size-complex="8pt"/>
    </style:style>
    <style:style style:name="P2" style:family="paragraph" style:parent-style-name="Text_20_body">
      <style:text-properties style:font-name="Droid Sans" fo:font-size="14pt" officeooo:rsid="000d74cb" officeooo:paragraph-rsid="000d74cb" style:font-size-asian="14pt" style:font-size-complex="14pt"/>
    </style:style>
    <style:style style:name="P3" style:family="paragraph" style:parent-style-name="Text_20_body">
      <style:paragraph-properties fo:text-align="center" style:justify-single-word="false"/>
      <style:text-properties style:font-name="Droid Sans" fo:font-size="16pt" fo:font-weight="bold" officeooo:rsid="000c5ef7" officeooo:paragraph-rsid="000c5ef7" style:font-size-asian="16pt" style:font-weight-asian="bold" style:font-size-complex="16pt" style:font-weight-complex="bold"/>
    </style:style>
    <style:style style:name="P4" style:family="paragraph" style:parent-style-name="Text_20_body">
      <style:text-properties officeooo:rsid="000c5ef7" officeooo:paragraph-rsid="000c5ef7"/>
    </style:style>
    <style:style style:name="P5" style:family="paragraph" style:parent-style-name="Frame_20_contents">
      <style:paragraph-properties fo:text-align="center" style:justify-single-word="false" fo:background-color="#333366">
        <style:background-image/>
      </style:paragraph-properties>
      <style:text-properties fo:color="#e6e6e6" style:font-name="Comic Sans MS" fo:font-size="12pt" officeooo:rsid="000a5c83" officeooo:paragraph-rsid="000a5c83" style:font-size-asian="12pt" style:font-size-complex="12pt"/>
    </style:style>
    <style:style style:name="P6" style:family="paragraph" style:parent-style-name="Frame_20_contents">
      <style:paragraph-properties fo:text-align="center" style:justify-single-word="false"/>
      <style:text-properties style:font-name="Comic Sans MS" fo:font-size="10pt" officeooo:rsid="000a5c83" officeooo:paragraph-rsid="000a5c83" style:font-size-asian="10pt" style:font-size-complex="10pt"/>
    </style:style>
    <style:style style:name="P7" style:family="paragraph" style:parent-style-name="Text_20_body">
      <style:text-properties style:font-name="Droid Sans" fo:font-size="14pt" officeooo:rsid="00106754" officeooo:paragraph-rsid="00106754" style:font-size-asian="14pt" style:font-size-complex="14pt"/>
    </style:style>
    <style:style style:name="P8" style:family="paragraph" style:parent-style-name="Heading_20_1">
      <style:paragraph-properties fo:margin-top="0.199cm" fo:margin-bottom="0cm" style:contextual-spacing="false" fo:text-align="center" style:justify-single-word="false" fo:background-color="#ffd320" style:shadow="none" fo:keep-with-next="always">
        <style:tab-stops>
          <style:tab-stop style:position="16.034cm" style:type="right"/>
        </style:tab-stops>
        <style:background-image/>
      </style:paragraph-properties>
      <style:text-properties style:font-name="Droid Sans" fo:font-size="18pt" fo:font-style="italic" officeooo:paragraph-rsid="000a5c83" style:font-size-asian="18pt" style:font-style-asian="italic" style:font-size-complex="18pt" style:font-style-complex="italic"/>
    </style:style>
    <style:style style:name="P9" style:family="paragraph" style:parent-style-name="Heading_20_1">
      <style:paragraph-properties fo:margin-top="0.199cm" fo:margin-bottom="0cm" style:contextual-spacing="false" fo:text-align="center" style:justify-single-word="false" fo:background-color="#ffd320" style:shadow="none">
        <style:tab-stops>
          <style:tab-stop style:position="16.034cm" style:type="right"/>
        </style:tab-stops>
        <style:background-image/>
      </style:paragraph-properties>
      <style:text-properties style:font-name="Droid Sans" fo:font-size="18pt" fo:font-style="italic" officeooo:paragraph-rsid="000a5c83" style:font-size-asian="18pt" style:font-style-asian="italic" style:font-size-complex="18pt" style:font-style-complex="italic"/>
    </style:style>
    <style:style style:name="P10" style:family="paragraph" style:parent-style-name="Heading_20_1">
      <style:paragraph-properties fo:margin-top="0.199cm" fo:margin-bottom="0cm" style:contextual-spacing="false" fo:text-align="center" style:justify-single-word="false" fo:background-color="#ffd320" style:shadow="none">
        <style:tab-stops>
          <style:tab-stop style:position="16.034cm" style:type="right"/>
        </style:tab-stops>
        <style:background-image/>
      </style:paragraph-properties>
      <style:text-properties style:font-name="Droid Sans" fo:font-size="40pt" fo:font-style="italic" officeooo:rsid="00106754" officeooo:paragraph-rsid="00106754" style:font-name-asian="Droid Sans Fallback" style:font-size-asian="40pt" style:font-style-asian="italic" style:font-name-complex="Lohit Hindi" style:font-size-complex="40pt" style:font-style-complex="italic"/>
    </style:style>
    <style:style style:name="P11" style:family="paragraph" style:parent-style-name="Heading_20_1">
      <style:paragraph-properties fo:margin-top="0.199cm" fo:margin-bottom="0cm" style:contextual-spacing="false" fo:background-color="#ffd320" style:shadow="none">
        <style:tab-stops>
          <style:tab-stop style:position="16.034cm" style:type="right"/>
        </style:tab-stops>
        <style:background-image/>
      </style:paragraph-properties>
      <style:text-properties officeooo:paragraph-rsid="000a5c83"/>
    </style:style>
    <style:style style:name="T1" style:family="text">
      <style:text-properties style:font-name-asian="Droid Sans Fallback" style:font-name-complex="Lohit Hindi"/>
    </style:style>
    <style:style style:name="T2" style:family="text">
      <style:text-properties officeooo:rsid="000a5c83" style:font-name-asian="Droid Sans Fallback" style:font-name-complex="Lohit Hindi"/>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3cm" fo:margin-right="0cm" style:vertical-pos="from-top" style:vertical-rel="paragraph" style:horizontal-pos="from-left" style:horizontal-rel="paragraph" fo:background-color="#e6e6ff" style:background-transparency="0%">
        <style:background-image/>
      </style:graphic-properties>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h text:style-name="P9" text:outline-level="1">Python <text:span text:style-name="T1">Pi </text:span><text:span text:style-name="T2">Challenge</text:span></text:h>
      <text:h text:style-name="P10" text:outline-level="1">Backtracker</text:h>
      <text:h text:style-name="P11" text:outline-level="1"/>
      <text:p text:style-name="Text_20_body"><draw:frame draw:style-name="fr1" draw:name="Frame3" text:anchor-type="paragraph" svg:x="-0.034cm" svg:y="0.256cm" svg:width="17.067cm" draw:z-index="2"><draw:text-box fo:min-height="1.598cm"><text:p text:style-name="P5">The Pi Challenges</text:p><text:p text:style-name="P6">No code provided for you this time! <text:s/>Can you figure out how to write it yourself?</text:p></draw:text-box></draw:frame></text:p>
      <text:p text:style-name="P7">Can you write a program that will watch you as you walk around Minecraft, and then, at the end of the program, will 'reverse' you back along the same path you followed as it watched?</text:p>
      <text:p text:style-name="P4"/>
      <text:p text:style-name="P3">Hints</text:p>
      <text:p text:style-name="P7">Read up on the Python data structures known as <text:span text:style-name="T4">lists</text:span>. <text:s/>Keep track of the player position in a loop and build up a list of positions. <text:s/>Use a keyboard interrupt (have a look at our Project 3, the magic sword) to detect when you end the program with a Control+C, and 'replay' the positions in the list one by one before the program exits.</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marker draw:name="Arrowheads_20_3" draw:display-name="Arrowheads 3" svg:viewBox="0 0 1013 1130" svg:d="M1009 1050l-449-1008-22-30-29-12-34 12-21 26-449 1012-5 13v8l5 21 12 21 17 13 21 4h903l21-4 21-13 9-21 4-21v-8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Droid Sans" fo:font-size="8pt" style:font-size-asian="8pt" style:font-size-complex="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3" text:anchor-type="paragraph" svg:x="0.028cm" svg:y="-0.605cm" svg:width="6.061cm" svg:height="1.559cm" draw:z-index="0"><draw:image xlink:href="Pictures/10000201000000C2000000325965A0C7.png" xlink:type="simple" xlink:show="embed" xlink:actuate="onLoad"/></draw:frame><draw:frame draw:style-name="Mfr2" draw:name="graphics1" text:anchor-type="paragraph" svg:x="9.387cm" svg:y="-0.303cm" svg:width="7.655cm" svg:height="1.101cm" draw:z-index="1"><draw:image xlink:href="Pictures/100002010000029A00000064993DA66C.png" xlink:type="simple" xlink:show="embed" xlink:actuate="onLoad"/></draw:frame></text:p>
      </style:header>
      <style:footer>
        <text:p text:style-name="MP1">Raspberry Pi and the Raspberry Pi logo are trademarks of the Raspberry Pi Foundation, http://www.raspberrypi.org.</text:p>
        <text:p text:style-name="MP1">Minecraft is a registered trademark of Moja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ff Macartney</meta:initial-creator>
    <meta:creation-date>2014-03-18T22:33:34</meta:creation-date>
    <dc:date>2015-01-22T23:26:38.312113577</dc:date>
    <dc:creator>Geoff Macartney</dc:creator>
    <meta:editing-duration>PT3H20M23S</meta:editing-duration>
    <meta:editing-cycles>24</meta:editing-cycles>
    <meta:generator>LibreOffice/4.2.7.2$Linux_x86 LibreOffice_project/420m0$Build-2</meta:generator>
    <meta:printed-by>Geoff Macartney</meta:printed-by>
    <meta:print-date>2014-03-24T23:40:41</meta:print-date>
    <meta:document-statistic meta:table-count="0" meta:image-count="2" meta:object-count="0" meta:page-count="1" meta:paragraph-count="10" meta:word-count="145" meta:character-count="810" meta:non-whitespace-character-count="670"/>
  </office:meta>
</office:document-meta>
</file>